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B0000011119DB0AECBD1FB540.png" manifest:media-type="image/png"/>
  <manifest:file-entry manifest:full-path="Pictures/100002010000003D0000003DBAC8370E310057A9.png" manifest:media-type="image/png"/>
  <manifest:file-entry manifest:full-path="Pictures/100002010000002E0000002E53CF47755AF0AEDC.png" manifest:media-type="image/png"/>
  <manifest:file-entry manifest:full-path="Pictures/10000201000000360000003609D86024D3CCB66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marker-end="msArrowOpenEnd_20_5" draw:marker-end-width="0.31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9cm" svg:stroke-color="#000000" draw:marker-end="msArrowOpenEnd_20_5" draw:marker-end-width="0.35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53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53cm" svg:stroke-color="#000000" draw:marker-end="msArrowOpenEnd_20_5" draw:marker-end-width="0.31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color="#000000" draw:fill="none" draw:fill-color="#ffffff" fo:min-height="1.474cm"/>
    </style:style>
    <style:style style:name="gr10" style:family="graphic">
      <style:graphic-properties style:protect="size"/>
    </style:style>
    <style:style style:name="pr1" style:family="presentation" style:parent-style-name="Titelfolie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fo:font-weight="bold" style:font-weight-asian="bold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ff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ff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Picture 4" draw:style-name="gr1" draw:text-style-name="P1" draw:layer="layout" svg:width="0.699cm" svg:height="0.699cm" svg:x="8.227cm" svg:y="7.227cm">
          <draw:image xlink:href="Pictures/100002010000003D0000003DBAC8370E310057A9.png" xlink:type="simple" xlink:show="embed" xlink:actuate="onLoad">
            <text:p/>
          </draw:image>
        </draw:frame>
        <draw:custom-shape draw:name="Gerade Verbindung mit Pfeil 17" draw:style-name="gr2" draw:text-style-name="P1" draw:layer="layout" svg:width="2.525cm" svg:height="3.399cm" svg:x="10.179cm" svg:y="6.868cm">
          <text:p/>
          <draw:enhanced-geometry draw:mirror-horizontal="true" draw:mirror-vertical="true" svg:viewBox="0 0 21600 21600" draw:type="mso-spt32" draw:enhanced-path="M 0 0 L 21600 21600 N"/>
        </draw:custom-shape>
        <draw:frame draw:name="Picture 2" draw:style-name="gr1" draw:text-style-name="P1" draw:layer="layout" svg:width="10.338cm" svg:height="6.876cm" svg:x="6.099cm" svg:y="3.788cm">
          <draw:image xlink:href="Pictures/100000000000019B0000011119DB0AECBD1FB540.png" xlink:type="simple" xlink:show="embed" xlink:actuate="onLoad">
            <text:p/>
          </draw:image>
        </draw:frame>
        <draw:custom-shape draw:name="Textfeld 14" draw:style-name="gr3" draw:text-style-name="P3" draw:layer="layout" svg:width="5.672cm" svg:height="1.013cm" svg:x="8.427cm" svg:y="5.899cm">
          <text:p text:style-name="P2"><text:span text:style-name="T1">CLOUD-SPEICHER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0.699cm" svg:height="0.699cm" svg:x="16.402cm" svg:y="12.589cm">
          <draw:image xlink:href="Pictures/100002010000003D0000003DBAC8370E310057A9.png" xlink:type="simple" xlink:show="embed" xlink:actuate="onLoad">
            <text:p/>
          </draw:image>
        </draw:frame>
        <draw:g draw:name="Gruppieren 19">
          <draw:custom-shape draw:name="Textfeld 20" draw:style-name="gr4" draw:text-style-name="P3" draw:layer="layout" svg:width="7cm" svg:height="5.499cm" svg:x="16.202cm" svg:y="10.853cm">
            <text:p text:style-name="P2"><text:span text:style-name="T1">BETRIEB:</text:span></text:p>
            <text:p text:style-name="P2"><text:span text:style-name="T2"/></text:p>
            <text:p text:style-name="P2"><text:span text:style-name="T2"><text:s text:c="6"/></text:span><text:span text:style-name="T2">Milchmengendaten</text:span></text:p>
            <text:p text:style-name="P2"><text:span text:style-name="T3">ISM: Unterverzeichnis</text:span></text:p>
            <text:p text:style-name="P2"><text:span text:style-name="T3"/></text:p>
            <text:p text:style-name="P2"><text:span text:style-name="T4">Cloud-Benutzerkonto</text:span></text:p>
            <text:p text:style-name="P2"><text:span text:style-name="T3">ISM: Cli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21" draw:style-name="gr5" draw:text-style-name="P1" draw:layer="layout" svg:x1="15.601cm" svg:y1="11.252cm" svg:x2="19.702cm" svg:y2="8.652cm">
            <text:p/>
          </draw:line>
          <draw:line draw:name="Gerade Verbindung 22" draw:style-name="gr5" draw:text-style-name="P1" draw:layer="layout" svg:x1="23.901cm" svg:y1="11.252cm" svg:x2="19.702cm" svg:y2="8.652cm">
            <text:p/>
          </draw:line>
        </draw:g>
        <draw:custom-shape draw:name="Textfeld 23" draw:style-name="gr4" draw:text-style-name="P3" draw:layer="layout" svg:width="6.49cm" svg:height="3.213cm" svg:x="1.099cm" svg:y="11.125cm">
          <text:p text:style-name="P2"><text:span text:style-name="T1">DATENBANKSYSTEM ZO/Qualitas:</text:span></text:p>
          <text:p text:style-name="P2"><text:span text:style-name="T2"/></text:p>
          <text:p text:style-name="P2"><text:span text:style-name="T4">Cloud-Zuga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4" draw:style-name="gr6" draw:text-style-name="P1" draw:layer="layout" svg:width="3.858cm" svg:height="4.711cm" svg:x="12.1cm" svg:y="8.219cm">
          <text:p/>
          <draw:enhanced-geometry draw:mirror-horizontal="true" draw:mirror-vertical="true" svg:viewBox="0 0 21600 21600" draw:type="mso-spt32" draw:enhanced-path="M 0 0 L 21600 21600 N"/>
        </draw:custom-shape>
        <draw:frame draw:name="Picture 4" draw:style-name="gr1" draw:text-style-name="P1" draw:layer="layout" svg:width="0.699cm" svg:height="0.699cm" svg:x="11.1cm" svg:y="7.425cm">
          <draw:image xlink:href="Pictures/100002010000003D0000003DBAC8370E310057A9.png" xlink:type="simple" xlink:show="embed" xlink:actuate="onLoad">
            <text:p/>
          </draw:image>
        </draw:frame>
        <draw:custom-shape draw:name="Gerade Verbindung mit Pfeil 26" draw:style-name="gr6" draw:text-style-name="P1" draw:layer="layout" svg:width="2.786cm" svg:height="4.616cm" svg:x="7.877cm" svg:y="8.322cm">
          <text:p/>
          <draw:enhanced-geometry draw:mirror-horizontal="true" draw:mirror-vertical="false" svg:viewBox="0 0 21600 21600" draw:type="mso-spt32" draw:enhanced-path="M 0 0 L 21600 21600 N"/>
        </draw:custom-shape>
        <draw:frame draw:name="Picture 10" draw:style-name="gr1" draw:text-style-name="P1" draw:layer="layout" svg:width="0.621cm" svg:height="0.621cm" svg:x="13.972cm" svg:y="11.27cm">
          <draw:image xlink:href="Pictures/100002010000002E0000002E53CF47755AF0AEDC.png" xlink:type="simple" xlink:show="embed" xlink:actuate="onLoad">
            <text:p/>
          </draw:image>
        </draw:frame>
        <draw:frame draw:name="Picture 2" draw:style-name="gr1" draw:text-style-name="P1" draw:layer="layout" svg:width="0.621cm" svg:height="0.621cm" svg:x="8.9cm" svg:y="11.27cm">
          <draw:image xlink:href="Pictures/10000201000000360000003609D86024D3CCB666.png" xlink:type="simple" xlink:show="embed" xlink:actuate="onLoad">
            <text:p/>
          </draw:image>
        </draw:frame>
        <draw:line draw:name="Gerade Verbindung 5" draw:style-name="gr7" draw:text-style-name="P1" draw:layer="layout" svg:x1="19.5cm" svg:y1="15.925cm" svg:x2="20.499cm" svg:y2="15.925cm">
          <text:p/>
        </draw:line>
        <draw:custom-shape draw:name="Gerade Verbindung mit Pfeil 16" draw:style-name="gr8" draw:text-style-name="P1" draw:layer="layout" svg:width="0.001cm" svg:height="0.551cm" svg:x="20.501cm" svg:y="15.366cm">
          <text:p/>
          <draw:enhanced-geometry draw:mirror-horizontal="false" draw:mirror-vertical="true" svg:viewBox="0 0 21600 21600" draw:type="mso-spt32" draw:enhanced-path="M 0 0 L 21600 21600 N"/>
        </draw:custom-shape>
        <draw:line draw:name="Gerade Verbindung 37" draw:style-name="gr7" draw:text-style-name="P1" draw:layer="layout" svg:x1="22.701cm" svg:y1="12.925cm" svg:x2="22.701cm" svg:y2="13.725cm">
          <text:p/>
        </draw:line>
        <draw:custom-shape draw:name="Gerade Verbindung mit Pfeil 39" draw:style-name="gr8" draw:text-style-name="P1" draw:layer="layout" svg:width="0.399cm" svg:height="0.001cm" svg:x="22.293cm" svg:y="13.725cm">
          <text:p/>
          <draw:enhanced-geometry draw:mirror-horizontal="true" draw:mirror-vertical="false" svg:viewBox="0 0 21600 21600" draw:type="mso-spt32" draw:enhanced-path="M 0 0 L 21600 21600 N"/>
        </draw:custom-shape>
        <draw:frame draw:style-name="gr9" draw:text-style-name="P5" draw:layer="layout" svg:width="9.6cm" svg:height="1.724cm" svg:x="1cm" svg:y="16.1cm">
          <draw:text-box>
            <text:p text:style-name="P4"><text:span text:style-name="T5">ZO:</text:span><text:span text:style-name="T5"><text:tab/></text:span><text:span text:style-name="T5">Zuchtorganisation</text:span></text:p>
            <text:p text:style-name="P4"><text:span text:style-name="T5">ISM:</text:span><text:span text:style-name="T5"><text:tab/></text:span><text:span text:style-name="T5">Informationssystem der Melkanlage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Titelmasterformat durch Klicken bearbeiten</text:span></text:p>
        </draw:text-box>
      </draw:frame>
      <draw:frame draw:name="Untertitel 2" presentation:style-name="Mpr2" draw:text-style-name="MP8" draw:layer="backgroundobjects" svg:width="17.779cm" svg:height="4.867cm" svg:x="3.81cm" svg:y="10.795cm" presentation:class="subtitle" presentation:user-transformed="true">
        <draw:text-box>
          <text:p text:style-name="MP7"><text:span text:style-name="MT3">Formatvorlage des Untertitelmasters durch Klicken bearbeiten</text:span></text:p>
        </draw:text-box>
      </draw:frame>
      <draw:frame draw:name="Datumsplatzhalter 3" presentation:style-name="Mpr3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4"><text:date style:data-style-name="D1" text:date-value="2016-03-10">10.03.16</text:date></text:span></text:p>
        </draw:text-box>
      </draw:frame>
      <draw:frame draw:name="Fußzeilenplatzhalter 4" presentation:style-name="Mpr3" draw:text-style-name="MP10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3" draw:text-style-name="MP10" draw:layer="backgroundobjects" svg:width="5.926cm" svg:height="1.013cm" svg:x="18.203cm" svg:y="17.657cm" presentation:class="page-number" presentation:user-transformed="true">
        <draw:text-box>
          <text:p text:style-name="MP11"><text:span text:style-name="MT4"><text:page-number>&lt;Foliennumm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Eigenständiger Webservice</dc:title>
    <meta:initial-creator>Sarah Görlich</meta:initial-creator>
    <meta:editing-cycles>34</meta:editing-cycles>
    <meta:creation-date>2016-02-04T15:22:50</meta:creation-date>
    <dc:date>2016-03-10T14:47:45.874000000</dc:date>
    <meta:editing-duration>PT4M5S</meta:editing-duration>
    <meta:generator>LibreOffice/5.0.5.2$Windows_x86 LibreOffice_project/55b006a02d247b5f7215fc6ea0fde844b30035b3</meta:generator>
    <meta:document-statistic meta:object-count="44"/>
    <meta:user-defined meta:name="AppVersion">14.0000</meta:user-defined>
    <meta:user-defined meta:name="Company">QualitasAG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